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P2" style:family="paragraph" style:parent-style-name="Standard">
      <style:text-properties style:font-name="Verdana1" fo:font-style="italic" style:font-style-asian="italic" style:font-style-complex="italic"/>
    </style:style>
    <style:style style:name="P3" style:family="paragraph" style:parent-style-name="Standard">
      <style:text-properties officeooo:paragraph-rsid="0007bf72"/>
    </style:style>
    <style:style style:name="P4" style:family="paragraph" style:parent-style-name="Standard">
      <loext:graphic-properties draw:fill="none"/>
      <style:paragraph-properties fo:margin-left="7.9cm" fo:margin-right="0cm" fo:text-indent="0.101cm" style:auto-text-indent="false" fo:background-color="transparent"/>
      <style:text-properties style:font-name="Verdana1" fo:font-size="10pt" fo:font-style="normal" officeooo:paragraph-rsid="0004bcef" style:font-size-asian="10pt" style:font-style-asian="normal" style:font-size-complex="10pt" style:font-style-complex="normal"/>
    </style:style>
    <style:style style:name="P5" style:family="paragraph" style:parent-style-name="Standard">
      <loext:graphic-properties draw:fill="none"/>
      <style:paragraph-properties fo:margin-left="7.9cm" fo:margin-right="0cm" fo:text-indent="0.101cm" style:auto-text-indent="false" fo:background-color="transparent"/>
      <style:text-properties style:font-name="Verdana1" fo:font-size="10pt" fo:font-style="italic" officeooo:paragraph-rsid="0004bcef" style:font-size-asian="10pt" style:font-style-asian="italic" style:font-size-complex="10pt" style:font-style-complex="italic"/>
    </style:style>
    <style:style style:name="P6" style:family="paragraph" style:parent-style-name="Standard" style:master-page-name="">
      <loext:graphic-properties draw:fill="none"/>
      <style:paragraph-properties fo:margin-left="9.601cm" fo:margin-right="0cm" fo:text-indent="0cm" style:auto-text-indent="false" style:page-number="auto" fo:background-color="transparent"/>
      <style:text-properties style:font-name="Verdana1" fo:font-size="10pt" fo:font-style="normal" officeooo:paragraph-rsid="0004bcef" style:font-size-asian="10pt" style:font-style-asian="normal" style:font-size-complex="10pt" style:font-style-complex="normal"/>
    </style:style>
    <style:style style:name="P7" style:family="paragraph" style:parent-style-name="Standard" style:master-page-name="">
      <loext:graphic-properties draw:fill="none"/>
      <style:paragraph-properties fo:margin-left="9.7cm" fo:margin-right="0cm" fo:text-indent="-1.7cm" style:auto-text-indent="false" style:page-number="auto" fo:background-color="transparent"/>
      <style:text-properties style:font-name="Verdana1" fo:font-size="10pt" fo:font-style="normal" officeooo:paragraph-rsid="0004bcef" style:font-size-asian="10pt" style:font-style-asian="normal" style:font-size-complex="10pt" style:font-style-complex="normal"/>
    </style:style>
    <style:style style:name="P8" style:family="paragraph" style:parent-style-name="Standard" style:master-page-name="">
      <loext:graphic-properties draw:fill="none"/>
      <style:paragraph-properties fo:margin-left="7.9cm" fo:margin-right="0cm" fo:text-indent="0.101cm" style:auto-text-indent="false" style:page-number="auto" fo:background-color="transparent"/>
      <style:text-properties style:font-name="Verdana1" fo:font-size="28pt" fo:font-style="normal" style:text-underline-style="none" fo:font-weight="bold" officeooo:rsid="0009da45" officeooo:paragraph-rsid="0009da45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7.9cm" fo:margin-right="0cm" fo:text-indent="0.101cm" style:auto-text-indent="false" fo:background-color="transparent"/>
      <style:text-properties style:font-name="Verdana1" fo:font-size="10pt" fo:font-style="normal" officeooo:paragraph-rsid="000b397d" style:font-size-asian="10pt" style:font-style-asian="normal" style:font-size-complex="10pt" style:font-style-complex="normal"/>
    </style:style>
    <style:style style:name="P10" style:family="paragraph" style:parent-style-name="Standard">
      <loext:graphic-properties draw:fill="none"/>
      <style:paragraph-properties fo:margin-left="7.9cm" fo:margin-right="0cm" fo:text-indent="0.101cm" style:auto-text-indent="false" fo:background-color="transparent"/>
      <style:text-properties style:font-name="Verdana1" fo:font-size="10pt" fo:font-style="italic" officeooo:paragraph-rsid="000b397d" style:font-size-asian="10pt" style:font-style-asian="italic" style:font-size-complex="10pt" style:font-style-complex="italic"/>
    </style:style>
    <style:style style:name="P11" style:family="paragraph" style:parent-style-name="Standard" style:master-page-name="">
      <loext:graphic-properties draw:fill="none"/>
      <style:paragraph-properties fo:margin-left="7.9cm" fo:margin-right="0cm" fo:text-indent="0.101cm" style:auto-text-indent="false" style:page-number="auto" fo:background-color="transparent"/>
      <style:text-properties style:font-name="Verdana1" fo:font-size="28pt" fo:font-style="normal" style:text-underline-style="none" fo:font-weight="bold" officeooo:rsid="0009da45" officeooo:paragraph-rsid="000b397d" style:font-size-asian="28pt" style:font-style-asian="normal" style:font-weight-asian="bold" style:font-size-complex="28pt" style:font-style-complex="normal" style:font-weight-complex="bold"/>
    </style:style>
    <style:style style:name="P12" style:family="paragraph" style:parent-style-name="Standard">
      <style:text-properties style:font-name="Verdana1"/>
    </style:style>
    <style:style style:name="P13" style:family="paragraph" style:parent-style-name="Standard">
      <style:text-properties style:font-name="Verdana1" officeooo:paragraph-rsid="000b397d"/>
    </style:style>
    <style:style style:name="P14" style:family="paragraph" style:parent-style-name="Standard">
      <style:text-properties officeooo:paragraph-rsid="000b397d"/>
    </style:style>
    <style:style style:name="P15" style:family="paragraph" style:parent-style-name="Standard" style:master-page-name="">
      <loext:graphic-properties draw:fill="none"/>
      <style:paragraph-properties fo:margin-left="9.7cm" fo:margin-right="0cm" fo:text-indent="-1.7cm" style:auto-text-indent="false" style:page-number="auto" fo:background-color="transparent"/>
      <style:text-properties style:font-name="Verdana1" fo:font-size="10pt" fo:font-style="normal" officeooo:paragraph-rsid="000b397d" style:font-size-asian="10pt" style:font-style-asian="normal" style:font-size-complex="10pt" style:font-style-complex="normal"/>
    </style:style>
    <style:style style:name="P16" style:family="paragraph" style:parent-style-name="Standard" style:master-page-name="">
      <loext:graphic-properties draw:fill="none"/>
      <style:paragraph-properties fo:margin-left="9.601cm" fo:margin-right="0cm" fo:text-indent="0cm" style:auto-text-indent="false" style:page-number="auto" fo:background-color="transparent"/>
      <style:text-properties style:font-name="Verdana1" fo:font-size="10pt" fo:font-style="normal" officeooo:paragraph-rsid="000b397d" style:font-size-asian="10pt" style:font-style-asian="normal" style:font-size-complex="10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9.601cm" fo:margin-right="0cm" fo:text-indent="0cm" style:auto-text-indent="false" style:page-number="auto" fo:background-color="transparent"/>
      <style:text-properties style:font-name="Verdana1" fo:font-size="10pt" fo:font-style="normal" officeooo:paragraph-rsid="000b397d" style:font-size-asian="10pt" style:font-style-asian="normal" style:font-size-complex="10pt" style:font-style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a26c"/>
    </style:style>
    <style:style style:name="T4" style:family="text">
      <style:text-properties style:font-name="Verdana" style:font-name-asian="Verdana" style:font-name-complex="Verdana"/>
    </style:style>
    <style:style style:name="T5" style:family="text">
      <style:text-properties style:font-name="Verdana" fo:font-size="28pt" style:font-name-asian="Verdana" style:font-size-asian="28pt" style:font-name-complex="Verdana" style:font-size-complex="28pt"/>
    </style:style>
    <style:style style:name="T6" style:family="text">
      <style:text-properties style:font-name-asian="SimSun" style:font-name-complex="Mangal"/>
    </style:style>
    <style:style style:name="T7" style:family="text">
      <style:text-properties fo:color="#ce181e"/>
    </style:style>
    <style:style style:name="T8" style:family="text">
      <style:text-properties fo:color="#ce181e" style:font-name="Verdana" style:font-name-asian="Verdana" style:font-name-complex="Verdana"/>
    </style:style>
    <style:style style:name="T9" style:family="text">
      <style:text-properties fo:color="#ce181e" style:font-name="Verdana" fo:font-size="28pt" style:font-name-asian="Verdana" style:font-size-asian="28pt" style:font-name-complex="Verdana" style:font-size-complex="28pt"/>
    </style:style>
    <style:style style:name="T10" style:family="text">
      <style:text-properties fo:font-size="28pt" style:font-name-asian="SimSun" style:font-size-asian="28pt" style:font-name-complex="Mangal" style:font-size-complex="28pt"/>
    </style:style>
    <style:style style:name="T11" style:family="text">
      <style:text-properties fo:font-size="10pt" style:font-name-asian="SimSun" style:font-size-asian="10pt" style:font-name-complex="Mangal" style:font-size-complex="10pt"/>
    </style:style>
    <style:style style:name="T12" style:family="text">
      <style:text-properties fo:font-size="14pt" style:font-name-asian="SimSun" style:font-size-asian="14pt" style:font-name-complex="Mangal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Objet1" text:anchor-type="paragraph" svg:x="-0.254cm" svg:y="0.085cm" svg:width="7.821cm" svg:height="10.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><text:s text:c="6"/>♥</text:span><text:span text:style-name="T11">&gt; </text:span><text:span text:style-name="T8">♦</text:span><text:span text:style-name="T11">&gt; </text:span><text:span text:style-name="T4">♣</text:span><text:span text:style-name="T11">&gt; </text:span><text:span text:style-name="T6">♠</text:span></text:p>
      <text:p text:style-name="P4"><text:span text:style-name="T1">Turn 1 :</text:span> Must bid "Three Aces" if holding strictly 3 Aces</text:p>
      <text:p text:style-name="P4"/>
      <text:p text:style-name="P4"><text:span text:style-name="T1">Turn 2 :</text:span> Forehand can WAIT, each players must PASS or bid any contract (Solo forbidden in a suit with a possible partner)</text:p>
      <text:p text:style-name="P4"/>
      <text:p text:style-name="P7"><text:span text:style-name="T2">Turn 3 :</text:span> Overbid players must PASS or increase their contract (same type : Solitaire or Together, proposer is skipped)</text:p>
      <text:p text:style-name="P4"/>
      <text:p text:style-name="P6">Player who did WAIT must PASS or ACCEPT a suit</text:p>
      <text:p text:style-name="P4"/>
      <text:p text:style-name="P6">Player whose proposal failed must PASS or bid any contract (ACCEPT a higher suit, last PROPOSE of the same suit only)</text:p>
      <text:p text:style-name="P5"/>
      <text:p text:style-name="P5">Repeat until the contract is settled <text:span text:style-name="T3">(</text:span>proposer from a passed Together must still PASS or bid any Solitaire contract).</text:p>
      <text:p text:style-name="P3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draw:frame draw:style-name="fr1" draw:name="Objet2" text:anchor-type="paragraph" svg:x="-0.254cm" svg:y="0.085cm" svg:width="7.821cm" svg:height="10.41cm" draw:z-index="1"><draw:object xlink:href="./Object 2" xlink:type="simple" xlink:show="embed" xlink:actuate="onLoad"/><draw:image xlink:href="./ObjectReplacements/Object 2" xlink:type="simple" xlink:show="embed" xlink:actuate="onLoad"/><svg:desc>Objet OLE</svg:desc></draw:frame><text:span text:style-name="T8"><text:s text:c="6"/>♥</text:span><text:span text:style-name="T11">&gt; </text:span><text:span text:style-name="T8">♦</text:span><text:span text:style-name="T11">&gt; </text:span><text:span text:style-name="T4">♣</text:span><text:span text:style-name="T11">&gt; </text:span><text:span text:style-name="T6">♠</text:span></text:p>
      <text:p text:style-name="P9"><text:span text:style-name="T1">Turn 1 :</text:span> Must bid "Three Aces" if holding strictly 3 Aces</text:p>
      <text:p text:style-name="P9"/>
      <text:p text:style-name="P9"><text:span text:style-name="T1">Turn 2 :</text:span> Forehand can WAIT, each players must PASS or bid any contract (Solo forbidden in a suit with a possible partner)</text:p>
      <text:p text:style-name="P9"/>
      <text:p text:style-name="P15"><text:span text:style-name="T2">Turn 3 :</text:span> Overbid players must PASS or increase their contract (same type : Solitaire or Together, proposer is skipped)</text:p>
      <text:p text:style-name="P9"/>
      <text:p text:style-name="P16">Player who did WAIT must PASS or ACCEPT a suit</text:p>
      <text:p text:style-name="P9"/>
      <text:p text:style-name="P16">Player whose proposal failed must PASS or bid any contract (ACCEPT a higher suit, last PROPOSE of the same suit only)</text:p>
      <text:p text:style-name="P10"/>
      <text:p text:style-name="P10">Repeat until the contract is settled <text:span text:style-name="T3">(</text:span>proposer from a passed Together must still PASS or bid any Solitaire contract).</text:p>
      <text:p text:style-name="P14"/>
      <text:p text:style-name="P13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27T21:53:09.463000000</meta:creation-date>
    <dc:date>2026-01-28T12:06:55.277000000</dc:date>
    <meta:editing-duration>PT26M44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2" meta:page-count="2" meta:paragraph-count="14" meta:word-count="218" meta:character-count="1184" meta:non-whitespace-character-count="9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3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>
            <text:p>PARTNERSHIP</text:p>
          </table:table-cell>
          <table:table-cell table:style-name="ce5" office:value-type="string" calcext:value-type="string">
            <text:p>SOLITAIRE</text:p>
          </table:table-cell>
        </table:table-row>
        <table:table-row table:style-name="ro1">
          <table:table-cell/>
          <table:table-cell office:value-type="string" calcext:value-type="string">
            <text:p>Together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ether 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o 6</text:p>
          </table:table-cell>
        </table:table-row>
        <table:table-row table:style-name="ro1">
          <table:table-cell/>
          <table:table-cell office:value-type="string" calcext:value-type="string">
            <text:p>Together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o 7</text:p>
          </table:table-cell>
        </table:table-row>
        <table:table-row table:style-name="ro1">
          <table:table-cell/>
          <table:table-cell office:value-type="string" calcext:value-type="string">
            <text:p>Together 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ll Mis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o 8</text:p>
          </table:table-cell>
        </table:table-row>
        <table:table-row table:style-name="ro1">
          <table:table-cell/>
          <table:table-cell office:value-type="string" calcext:value-type="string">
            <text:p>Together 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ccolo</text:p>
          </table:table-cell>
        </table:table-row>
        <table:table-row table:style-name="ro1">
          <table:table-cell/>
          <table:table-cell office:value-type="string" calcext:value-type="string">
            <text:p>Together 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e A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undance 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undance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undance 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ere on the 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all Sl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a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2:00:57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3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erdana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PARTNERSHIP</text:p>
          </table:table-cell>
          <table:table-cell table:style-name="ce3" office:value-type="string" calcext:value-type="string">
            <text:p>SOLITAIRE</text:p>
          </table:table-cell>
        </table:table-row>
        <table:table-row table:style-name="ro1">
          <table:table-cell/>
          <table:table-cell office:value-type="string" calcext:value-type="string">
            <text:p>Together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ether 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o 6</text:p>
          </table:table-cell>
        </table:table-row>
        <table:table-row table:style-name="ro1">
          <table:table-cell/>
          <table:table-cell office:value-type="string" calcext:value-type="string">
            <text:p>Together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o 7</text:p>
          </table:table-cell>
        </table:table-row>
        <table:table-row table:style-name="ro1">
          <table:table-cell/>
          <table:table-cell office:value-type="string" calcext:value-type="string">
            <text:p>Together 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ll Mis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o 8</text:p>
          </table:table-cell>
        </table:table-row>
        <table:table-row table:style-name="ro1">
          <table:table-cell/>
          <table:table-cell office:value-type="string" calcext:value-type="string">
            <text:p>Together 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ccolo</text:p>
          </table:table-cell>
        </table:table-row>
        <table:table-row table:style-name="ro1">
          <table:table-cell/>
          <table:table-cell office:value-type="string" calcext:value-type="string">
            <text:p>Together 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e A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undance 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undance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undance 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ere on the 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all Sl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am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2:00:57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